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594c5" officeooo:paragraph-rsid="000594c5"/>
    </style:style>
    <style:style style:name="P2" style:family="paragraph" style:parent-style-name="Standard">
      <style:text-properties fo:font-weight="bold" officeooo:rsid="000594c5" officeooo:paragraph-rsid="000594c5" style:font-weight-asian="bold" style:font-weight-complex="bold"/>
    </style:style>
    <style:style style:name="P3" style:family="paragraph" style:parent-style-name="Standard">
      <style:text-properties fo:font-size="14pt" fo:font-weight="bold" officeooo:rsid="000594c5" officeooo:paragraph-rsid="000594c5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fo:font-weight="bold" officeooo:rsid="000594c5" officeooo:paragraph-rsid="000594c5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0594c5" officeooo:paragraph-rsid="0009a4b9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normal" officeooo:rsid="000594c5" officeooo:paragraph-rsid="000594c5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78912" officeooo:paragraph-rsid="00078912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9a4b9" officeooo:paragraph-rsid="0009a4b9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paragraph-rsid="00078912"/>
    </style:style>
    <style:style style:name="P10" style:family="paragraph" style:parent-style-name="Standard">
      <style:text-properties fo:font-size="12pt" fo:font-weight="normal" officeooo:rsid="00078912" officeooo:paragraph-rsid="00078912"/>
    </style:style>
    <style:style style:name="P11" style:family="paragraph" style:parent-style-name="Standard">
      <style:text-properties fo:font-size="12pt" fo:font-weight="normal" officeooo:paragraph-rsid="0009a4b9"/>
    </style:style>
    <style:style style:name="P12" style:family="paragraph" style:parent-style-name="Standard">
      <style:text-properties fo:font-size="12pt" fo:font-weight="normal" officeooo:rsid="000af142" officeooo:paragraph-rsid="000af142"/>
    </style:style>
    <style:style style:name="P13" style:family="paragraph" style:parent-style-name="Standard">
      <style:text-properties fo:font-size="12pt" fo:font-weight="normal" officeooo:paragraph-rsid="000af142"/>
    </style:style>
    <style:style style:name="P14" style:family="paragraph" style:parent-style-name="Standard" style:list-style-name="L1">
      <style:text-properties fo:font-size="12pt" fo:font-weight="normal" officeooo:paragraph-rsid="000af142"/>
    </style:style>
    <style:style style:name="T1" style:family="text">
      <style:text-properties style:font-size-asian="10.5pt" style:font-weight-asian="normal" style:font-size-complex="12pt" style:font-weight-complex="normal"/>
    </style:style>
    <style:style style:name="T2" style:family="text">
      <style:text-properties officeooo:rsid="00078912" style:font-size-asian="10.5pt" style:font-weight-asian="normal" style:font-size-complex="12pt" style:font-weight-complex="normal"/>
    </style:style>
    <style:style style:name="T3" style:family="text">
      <style:text-properties officeooo:rsid="0009a4b9" style:font-size-asian="10.5pt" style:font-weight-asian="normal" style:font-size-complex="12pt" style:font-weight-complex="normal"/>
    </style:style>
    <style:style style:name="T4" style:family="text">
      <style:text-properties officeooo:rsid="000af142" style:font-size-asian="10.5pt" style:font-weight-asian="normal" style:font-size-complex="12pt" style:font-weight-complex="normal"/>
    </style:style>
    <style:style style:name="T5" style:family="text">
      <style:text-properties officeooo:rsid="000afdf2" style:font-size-asian="10.5pt" style:font-weight-asian="normal" style:font-size-complex="12pt" style:font-weight-complex="normal"/>
    </style:style>
    <style:style style:name="T6" style:family="text">
      <style:text-properties fo:font-weight="bold" officeooo:rsid="000af142" style:font-size-asian="10.5pt" style:font-weight-asian="bold" style:font-size-complex="12pt" style:font-weight-complex="bold"/>
    </style:style>
    <style:style style:name="T7" style:family="text">
      <style:text-properties fo:font-weight="bold" officeooo:rsid="000afdf2" style:font-size-asian="10.5pt" style:font-weight-asian="bold" style:font-size-complex="12pt" style:font-weight-complex="bold"/>
    </style:style>
    <style:style style:name="T8" style:family="text">
      <style:text-properties style:font-weight-asian="normal" style:font-weight-complex="normal"/>
    </style:style>
    <style:style style:name="T9" style:family="text">
      <style:text-properties officeooo:rsid="0009a4b9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rdi Pereira Gil</text:p>
      <text:p text:style-name="P3">Informe Productores consumidores</text:p>
      <text:p text:style-name="P3"/>
      <text:p text:style-name="P4">Varios productores consumidores semántica SC y FIFO</text:p>
      <text:p text:style-name="P4"/>
      <text:p text:style-name="P6">Para empezar al usar una estrategia FIFO hubo que crear las variables primera_ocupada y num_ocupadas para desplazarse de manera circular a través del buffer.</text:p>
      <text:p text:style-name="P6"/>
      <text:p text:style-name="P6">Hubo que crear un array con el tamaño del número de hebras productoras, llamado producidos, <text:s/>para saber cuantos datos ha producido cada hebra.</text:p>
      <text:p text:style-name="P6"/>
      <text:p text:style-name="P6">También tuve que cambiar un poco el método de producir_dato y añadirle un parámetro que usaremos como índice para acceder en el array producidos a la cantidad de datos producidos por la hebra que ha invocado dicho método.</text:p>
      <text:p text:style-name="P6"/>
      <text:p text:style-name="P9"><text:span text:style-name="T2">En los métodos leer y escribir cambié las condiciones de espera por bucles while, utilizando la variable <text:s/>num_ocupadas, a parte en los for de los métodos funcion_hebra_productora y funcion_hebra_consumidora ahora van hasta num_items/num_prod y num_items/num_cons respectivamente para que las hebras se repartan equitativamente el trabajo.</text:span></text:p>
      <text:p text:style-name="P9"><text:span text:style-name="T2"/></text:p>
      <text:p text:style-name="P9"><text:span text:style-name="T2"/></text:p>
      <text:p text:style-name="P10"><text:span text:style-name="T1">Finalmente en el main lo que hice fue inicializar todos los elementos del array producidos a 0 y crear arrays de hebras consumidoras y productoras con sus respectivos join.</text:span></text:p>
      <text:p text:style-name="P10"><text:span text:style-name="T1"/></text:p>
      <text:p text:style-name="P5"><text:span text:style-name="T8">Varios productores consumidores semántica S</text:span><text:span text:style-name="T9">U</text:span></text:p>
      <text:p text:style-name="P5"><text:span text:style-name="T3"/></text:p>
      <text:p text:style-name="P11"><text:span text:style-name="T3">Para esta implementación a la clase ProdCons1SC debemos hacer que tenga herencia de la clase HoareMonitor y las variables de condición pasarlas a la clase CondVar </text:span><text:span text:style-name="T4">e inicializarlas en el constructor.</text:span></text:p>
      <text:p text:style-name="P11"><text:span text:style-name="T4"/></text:p>
      <text:p text:style-name="P12"><text:span text:style-name="T1">En cuanto a los métodos leer y escribir eliminamos el guarda ya que con los métodos wait y signal de la clase CondVar se encargan de que no haya exclusión mutua.</text:span></text:p>
      <text:p text:style-name="P12"><text:span text:style-name="T1"/></text:p>
      <text:p text:style-name="P13"><text:span text:style-name="T4">En el main creamos una Mref de ProdCons1SC que es lo que enviamos a las funuciones funcion_hebra_productora y funcion_hebra_consumidora.</text:span></text:p>
      <text:p text:style-name="P13"><text:span text:style-name="T4"/></text:p>
      <text:list xml:id="list928801397" text:style-name="L1">
        <text:list-item>
          <text:p text:style-name="P14"><text:span text:style-name="T6">Estrategia FIFO</text:span><text:span text:style-name="T4">: Conserva todos los while </text:span><text:span text:style-name="T5">en leer y escribir </text:span><text:span text:style-name="T4">igual que la versión con semántica SC </text:span><text:span text:style-name="T5">hecha anteriormente y mantiene las variables mum_ocupadas y primera_ocupada.</text:span></text:p>
          <text:p text:style-name="P14"><text:span text:style-name="T5"/></text:p>
        </text:list-item>
        <text:list-item>
          <text:p text:style-name="P14"><text:span text:style-name="T7">Estrategia LIFO</text:span><text:span text:style-name="T5">: Se mantienen lo while solo que con las condiciones del LIFO con un productor y un consumidor y solo se trabaja con la variable primera_libre para el acceso al buffer</text:span></text:p>
        </text:list-item>
      </text:list>
      <text:p text:style-name="P8"/>
      <text:p text:style-name="P7"><text:s/></text:p>
      <text:p text:style-name="P6"/>
      <text:p text:style-name="P6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6T18:04:45.011504245</meta:creation-date>
    <dc:date>2021-10-26T19:36:14.123403762</dc:date>
    <meta:editing-duration>PT8M4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319" meta:character-count="2030" meta:non-whitespace-character-count="1725"/>
  </office:meta>
</office:document-meta>
</file>